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416600008D2E00004F6045D45030E4D3EC44.svg" manifest:media-type="image/svg+xml"/>
  <manifest:file-entry manifest:full-path="Pictures/10000201000003AF00000212AEEE0360396220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2" style:family="graphic">
      <style:graphic-properties style:protect="size"/>
    </style:style>
    <style:style style:name="pr1" style:family="presentation" style:parent-style-name="Sunset-title">
      <style:graphic-properties draw:auto-grow-height="true" fo:min-height="2.601cm"/>
    </style:style>
    <style:style style:name="pr2" style:family="presentation" style:parent-style-name="Sunset-notes">
      <style:graphic-properties draw:fill-color="#ffffff" draw:auto-grow-height="true" fo:min-height="1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color="#ffffff" fo:font-size="36pt" fo:font-weight="bold" style:font-size-asian="36pt" style:font-size-complex="36pt"/>
    </style:style>
    <style:style style:name="P3" style:family="paragraph">
      <style:paragraph-properties fo:text-align="center"/>
      <style:text-properties fo:color="#003d73" style:font-name="Segoe UI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3d73"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cc0000"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cc0000"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3d73"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cc0000" style:font-name="Segoe UI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2" draw:layer="layout" svg:width="8.8cm" svg:height="2.845cm" svg:x="9.742cm" svg:y="1.077cm" presentation:class="title" presentation:user-transformed="true">
          <draw:text-box>
            <text:p text:style-name="P1"><text:span text:style-name="T1">2019</text:span><text:span text:style-name="T1"><text:line-break/></text:span><text:span text:style-name="T1">EVENTS</text:span></text:p>
          </draw:text-box>
        </draw:frame>
        <draw:frame draw:style-name="gr1" draw:text-style-name="P4" draw:layer="layout" svg:width="17.018cm" svg:height="5.321cm" svg:x="5.588cm" svg:y="5.334cm">
          <draw:text-box>
            <text:p text:style-name="P3"><text:span text:style-name="T2">CHURCH LIBRARY RENO</text:span></text:p>
            <text:p text:style-name="P3"><text:span text:style-name="T2">- 5 WEEKS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0">
        <office:forms form:automatic-focus="false" form:apply-design-mode="false"/>
        <draw:frame presentation:style-name="pr1" draw:text-style-name="P2" draw:layer="layout" svg:width="8.8cm" svg:height="2.845cm" svg:x="9.742cm" svg:y="1.077cm" presentation:class="title" presentation:user-transformed="true">
          <draw:text-box>
            <text:p text:style-name="P1"><text:span text:style-name="T1">2019</text:span><text:span text:style-name="T1"><text:line-break/></text:span><text:span text:style-name="T1">FEBRUARY</text:span></text:p>
          </draw:text-box>
        </draw:frame>
        <draw:frame draw:style-name="gr1" draw:text-style-name="P7" draw:layer="layout" svg:width="17.018cm" svg:height="5.321cm" svg:x="5.588cm" svg:y="5.334cm">
          <draw:text-box>
            <text:p text:style-name="P6"><text:span text:style-name="T3">COUPLES’ NIGHT OUT</text:span></text:p>
            <text:p text:style-name="P6"><text:span text:style-name="T3">FOR</text:span></text:p>
            <text:p text:style-name="P6"><text:span text:style-name="T3">VALENTINES DA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0">
        <office:forms form:automatic-focus="false" form:apply-design-mode="false"/>
        <draw:frame presentation:style-name="pr1" draw:text-style-name="P2" draw:layer="layout" svg:width="8.8cm" svg:height="2.845cm" svg:x="9.742cm" svg:y="1.077cm" presentation:class="title" presentation:user-transformed="true">
          <draw:text-box>
            <text:p text:style-name="P1"><text:span text:style-name="T1">2019</text:span><text:span text:style-name="T1"><text:line-break/></text:span><text:span text:style-name="T1">EVENT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2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.009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AEEE0360396220B2.png" xlink:type="simple" xlink:show="embed" xlink:actuate="onLoad" loext:mime-type="image/png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1" draw:text-style-name="MP2" draw:layer="backgroundobjects" svg:width="5.923cm" svg:height="1.086cm" svg:x="2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123cm" svg:height="1.086cm" svg:x="19.6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4:36:47.880000000</meta:creation-date>
    <meta:editing-duration>PT5S</meta:editing-duration>
    <meta:editing-cycles>2</meta:editing-cycles>
    <meta:generator>LibreOffice/6.1.5.2$Windows_X86_64 LibreOffice_project/90f8dcf33c87b3705e78202e3df5142b201bd805</meta:generator>
    <dc:title>Sunset</dc:title>
    <dc:date>2019-04-04T14:47:03.422000000</dc:date>
    <meta:document-statistic meta:object-count="33"/>
  </office:meta>
</office:document-meta>
</file>